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Resistor Classifier</text:p>
            <text:p>David McNei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" svg:font-family="'Abyssinica SI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byssinica SIL" fo:font-family="'Abyssinica SIL'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byssinica SIL" fo:font-family="'Abyssinica SIL'" style:font-style-name="Regular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McNeil</meta:initial-creator>
    <meta:creation-date>2015-05-15T08:28:59.960467505</meta:creation-date>
    <dc:date>2015-05-15T08:35:43.177983387</dc:date>
    <dc:creator>David McNeil</dc:creator>
    <meta:editing-duration>P0D</meta:editing-duration>
    <meta:editing-cycles>1</meta:editing-cycles>
    <meta:document-statistic meta:object-count="24"/>
    <meta:generator>LibreOffice/4.2.8.2$Linux_X86_64 LibreOffice_project/420m0$Build-2</meta:generator>
  </office:meta>
</office:document-meta>
</file>